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2ba6" officeooo:paragraph-rsid="00042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оотлары (Wootlars) - они же юданианцы (Yudanians) высокие двуногие гуманоиды, густо покрытые шерстью, обитающие на планете Юда. Это довольно миролюбивая раса, крайне редко встречающаяся на просторах вселенной. Простому обывателю мало что о них известно. Хотя доподлинно известно, что особи этой расы встречались среди правительства и даже контрабандистов, а также в рядах ученых и исследователей. Занимаются торговлей, наукой, политикой, туризмом и транспортным производством. Много деятелей искусств.</text:p>
      <text:p text:style-name="P1"/>
      <text:p text:style-name="P1">Средний рост: 1,9-2,4 метра</text:p>
      <text:p text:style-name="P1">Цвет шерсти/волос: черный, серый, коричневый, болотно-зеленый, белый, пестрый, соломенный (зависит от ареала обитания)</text:p>
      <text:p text:style-name="P1">Цвет кожи: тот же, что и волос, но светлее</text:p>
      <text:p text:style-name="P1">Отличительные черты: высокие, на 3/4 покрыты шерстью, когти на лапах, глаза с тремя зрачками, долгожители</text:p>
      <text:p text:style-name="P1">Планета происхождения: Юда (Yuda)</text:p>
      <text:p text:style-name="P1">Язык: воотруук (Wootruuk)</text:p>
      <text:p text:style-name="P1">Известные представители: 1) Чобид Рого - путешественник, ксенолог, лингвист; 2) Драгон Мон Ки - действующий лидер воотлар, политик; 3) Дезерт Крок Дайру - политик, министр в сфере международных отношений; 4) Ольвия Сади Руж - эпидемиолог, министр в сфере здравоохранения; 5) Мирабель Боа Ацилия - ученый биолог, один из основателей природоохранной системы планеты Юда; 6) Удвард Бон Клай - ученый-математик и генетик, в честь него назван главный университет на планете; 7) Мория Пелл - глава преступного мира Юды, мафиози; 8) Кавендишь Эмпо Ри - известный модельер и исследователь моды; 9) Френк Ло Эйс - архитектор, скульптор; 10) Веста Тесоро - художница-экспериментатор;</text:p>
      <text:p text:style-name="P1"/>
      <text:p text:style-name="P1">Естественная среда обитания для воотлар - плотные леса, прибрежные зоны и гористые местности. В зависимости от места обитания у особи менялось качество шерстного покрова, окрас, даже комплекция. Отличительные черты всех воотлар - рост, шерсть и когти. Взрослые особи достигают двух метров в высоту, но чаще всего они сутулы и даже сгорбленный. У них очень мощные дистальные части конечностей. Предплечья и голени у них объемные, имеют три кости в своем скелете. На ладонях и ступнях у них расположены мощные когти, позволяющие им легко карабкаться по всевозможным поверхностям и охотится. Хотя строение когтей довольно необычно. Их когти острые, толстые и заменяют две фаланги в пальцах. Вопреки всеобщему мнению, воотлары прекрасно управляются своими когтями с любой работой, даже самой ювелирной. У них довольно крепкие челюсти, снабженные двумя рядами зубов (внешний острый ряд и внутренний жевательный). Воотлары к тому же очень гибкие и ловкие. Могут довольно быстро передвигаться на 4 конечностях, хотя сейчас такое встречается только в самых глухих поселениях. Так как эти гуманоиды не имеют отпечатков пальцев, у них всех особый рисунок на их носовых зеркалах. Шерсть в обычном климате плотная и шелковистая, средней длины. Не покрытыми ею остаются только внутренние части рук, ног, шея, лицо, иногда грудь и живот. В холодном климате воотлары полностью покрываются длинной и плотной шерстью (порой, та закрывает даже лицо), а в жарком наоборот, сильно линяют, и их покров становится тонким и гладким. На подошвенной поверхности у них очень длинная шерсть, которая играет роль своеобразной подошвы и работает по разному в зависимости от ситуации. Помимо всего, благодаря подошвенному меху они передвигаются невероятно тихо, а при желании и бесшумно.</text:p>
      <text:p text:style-name="P1">Воотлары достаточно легко могут выучить новые языки, к тому же особое строение голосовых связок позволяет воспроизводить практически любые звуки. У них довольно большие и подвижные уши, а так же невероятно острый слух. Еще одной отличительной способностью этой расы являются их огромные глаза и напряженный немигающий взгляд, который все описывают как "совиный". Глаза почти полностью представлены радужкой самых разнообразных цветов и имеют три зрачка, которые расширяются всегда в попарно. Они - отличные пловцы и альпинисты. У них хорошее чувство пространства и равновесия.</text:p>
      <text:p text:style-name="P1"><text:soft-page-break/>Между собой воотлары предпочитают общаться на родном языке - воотруук - или же сложной системой сигналов из феромонов, голосовых вибраций (вроде урчания, шипения и иных звуков) и движений ушами. Особое значение гуманоиды придают и языку тела. Воотруук может показаться сложным для изучения, так как содержит в себе звуки и сочетания букв, которые не каждая раса сможет воспроизвести. Но понимать его гораздо проще, чем разговаривать на нем. Письменность представлена иероглифами, состоящими из групп точек и линий. Сложность в восприятии письменности состоит в том, что отдельные иероглифы часто складываются в один символ, который может вмещать в себе до нескольких предложений. Читать подобные иероглифы следует в определенной последовательности, чтобы не потерять или не исказить смысл написанного.</text:p>
      <text:p text:style-name="P1"/>
      <text:p text:style-name="P1">Имеются небольшие видовые различия между воотларами. Лесные народы полностью соответствуют стандартному описанию воотлара, разве что их шерсть не окрашена в светлые и очень темные тона. Особи обитающие около воды и в подводных пещерах - самые высокие, худые, у них более скудный шерстный покров. Их уши немного меньше, чем у их лесных или горных собратьев, и больше повернуты к черепу, менее подвижны. Оттенки их шерсти состоят из темных, черных или болотных оттенков. Также они довольно тихие и, наверное, самые мирные и даже пугливые из своей расы. Горные виды самые низкие, мускулистые и покрытые плотной шубой меха. У них небольшие уши, которые часто не видно под прической, однако, у них самые крупные глаза и самые мощные лапы. Они в основном серых и белых оттенков. Они довольно вспыльчивы и даже грубы.</text:p>
      <text:p text:style-name="P1">Мужские особи выше женских. У всех воотлар спортивное телосложение и хорошо развитая мускулатура. Из-за их особого обмена веществ, они поголовно худые, и невозможно встретить тучного представителя расы (если, он, конечно, не болен чем-то). И мужчины и женщины очень кичатся своими волосами, укладывают их в невообразимые прически и всячески украшают. У мужчин хорошо растет борода, а у женщин - бакенбарды. Кроме украшения своей растительности на лице, они любят всевозможный пирсинг, а в больших городах появилась мода на модельное выстригание шерсти на теле.</text:p>
      <text:p text:style-name="P1">Средняя продолжительность жизни - 400 лет. Дети после рождения быстро растут и взрослеют, но их физиологическое развитие несколько замедляется при достижении подросткового возраста. Совершеннолетним считается воотлар, которому исполнилось 40 лет. <text:s/></text:p>
      <text:p text:style-name="P1"/>
      <text:p text:style-name="P1">По характеру довольно сдержаны и добры. Эти существа обладают природной эмпатией и чувством опасности. Они за несколько дней могут предчувствовать катаклизмы и бедствия, а также привыкли "прощупывать местность", прежде чем действовать. Внимательны, особенно к мелочам. Проницательны и невероятно осторожны. С ними достаточно трудно вести дела. При всем своем любопытстве и живом интересе ко всему, они часто сомневаются в чем-либо, порой доходя до паранойи.</text:p>
      <text:p text:style-name="P1">Вывести воотлара из себя практически невозможно. Чтобы привести их в ярость нужно совершить что-то из ряда вон выходящее, сродне покушению или угрозе семье, навредить их обществу или нарушить какие-либо строгие правила, и т.д. Мало кто видел воотлара в ярости, и еще меньше выжило после этого.</text:p>
      <text:p text:style-name="P1">Считаются крайне миролюбивой расой со своими заскоками на счет вечных опасностей и правил. Они и правда стараются избегать конфликтов, решая те иными способами. Однако при всем этом у них довольно суровая система безопасности, представленная полицией, охранными предприятиями и даже армией, о которых мало что известно.</text:p>
      <text:p text:style-name="P1">Стараются применять оружие лишь в крайней ситуации. И даже если кто-то совершил что-то из ряда вон выходящее на планете - его просто усыпят мощными транквилизаторами, упакуют в стазисную камеру и выпроводят с планеты куда подальше, скорее всего без шанса вернуться обратно.</text:p>
      <text:p text:style-name="P1"/>
      <text:p text:style-name="P1"><text:soft-page-break/>Несмотря на дикую внешность и несколько нелепое поведение, они обладают развитым интеллектом и даже могут легко путешествовать в космосе, но часто боятся. Имеют страсть к накоплению и обработке информации, поэтому на их планете существуют огромные библиотеки всевозможных знаний. Среди воотлар много ценителей искусства - архитектура, скульптура, музыка, мода, живопись и многое другое. Пусть им и хорошо дается изобретательство, инженерия, разные естественные, гуманитарные <text:s/>и технические науки, но вот крайне тяжело у них - с межвидовым общением. К другим расам они относятся с недоверием и даже страхом. При свободной прогулке по городам, можно наткнуться на множество мест, где чужакам не рады и откажутся даже обслуживать или разговаривать. Но это связано в основном с тем, что хозяева этих мест боятся связываться с инопланетянами, часто попросту не зная как себя с ними вести. И дабы избежать всевозможных конфликтов или нервирующего недопонимания, они скорее всего откажутся от контакта совсем. Хотя в деловых и туристических зонах воотлары стараются мирно уживаться с пришельцами, общаясь на равных. Так же в этих зонах сильная система безопасности. Так как въезд на планету регламентирован, каждый пришелец есть у них в базе и в случае каких-то провинностей - все они регистрируются в ней. Если накопить достаточное количество косяков, то при следующем посещении планеты получить пропуск будет очень сложно. А можно и не получить вовсе, оказавшись в черном списке. В деревни и далекие поселения попасть для гостей планеты совершенно нереально, если только не быть в хороших отношениях с правительством и какой-нибудь семьей. Но даже в этом случае увидеть далекие уголки их планеты скорее всего не удасться.</text:p>
      <text:p text:style-name="P1">Чтобы попасть на Юду, необходимо подать целую кучу документов и заявлений, пройти пару собеседований с представителями их государственных структур, и только после этого жаждущему выдадут временную туристическую (гостевую) визу. Эта виза позволяет посещать города и пригороды, а также курсировать между ними специальными маршрутами. Первое посещение Юды ограничится двумя неделями, но если вы не оставили после себя проблем - сможете посещать планету чаще и оставаться дольше. Есть разновидность туристической визы - курортная. Она позволяет въехать на планету для отдыха или лечения в курортных зонах и свободно там находится, с правом выезда в ближайшие города на определенное время. Существует также рабочий вариант пропуска на планету, но он еще строже, чем туристический или курортный, хотя получить его легче. В отличие от туристического, все ваше передвижение по планете регламентировано и отслеживается (не считая определенного "личного времени"). Время пребывая на планете при этом варианте строго ограничено самим рабочим маршрутом. Но можно его продлить в случае вынужденного пребывания для ремонта, дозаправки, медицинской помощи или по дополнительным делам (но для последних нужно заранее подать нужные документы). Также всем, кто прибыл на планету, вешается определенное устройство, которое прочно присасывается к коже или иной поверхности организма. В нем хранится вся информация о носителе, его счета и прочая информация. С помощью него можно расплатиться в торговых точках и за транспорт, вам могут оказать помощь в городе, в больнице или ином учреждении и прочее. Но стоит учитывать, что через него и фиксируются все ваши нарушения и, возможно, маршруты. При попытке снять устройство, что довольно болезненно, без применения особого устройства, или при выходе за дозволенные территории, вас тут же найдет представитель охраны. По отношению к воотларам режим довольно мягок. При возвращении на родную планету они лишь проходят небольшое собеседование и не носят подобных устройств ограничения передвижения.</text:p>
      <text:p text:style-name="P1">Воотлары не любят покидать родную планету, и делают это только в торговых, политических или иных важных целях. Путешественников или контрабандистов среди этих гуманоидов можно по пальцам пересчитать. Чаще всего таких людей называют "сумасшедшими". <text:s/></text:p>
      <text:p text:style-name="P1">Не смотря на жесткие условия пребывания на Юде, планета довольно популярна в туристическом плане, славится своей архитектурой, культурными заведениями и библиотеками. Также на особенном месте стоит природа Юды - воотлары умудряются <text:soft-page-break/>сохранять ее в прекрасном состоянии, мастерски балансируя между экологическим состоянием планеты и техническим прогрессом. Множество туристов прилетают сюда в целях полюбоваться на шикарные виды природы, насладиться чистейшим воздухом и водой, пообщаться с экзотической расой и даже для обучения. Благо, воотлары охотно делятся знаниями в своих "домах знаний". Тут можно полакомится разнообразной экзотической едой, закупиться фирменными пищевыми смесями и скафандрами, или же одеждой. На планете находится крупный транспортный центр. Здешние врачи знамениты своими протезами и реабилитационным лечением. Темная сфера Юды может обрадовать страждущих специфическим алкоголем, наркотиками и медицинскими процедурами. Одни из самых известных достопримечательностей: Центральный "Дом знаний", подводный океанариум, водопады Модзю, река Жэйжэ, Музей звуков, Этнический музей, туристический научный комплекс, центральная площадь в городе Ха, торговая улица в городе Нок.</text:p>
      <text:p text:style-name="P1"/>
      <text:p text:style-name="P1">Воотлары живут большими семьями, часто состоящими из нескольких поколений. Поэтому они и живут в больших домах или системах квартир, которые больше напоминают улей. Дети чаще всего продолжают заниматься делом своих родителей и родственников. Крайне редко можно встретить "отделившегося" от клана воотлара, который сделал данный шаг не для создания новой семьи, а просто чтобы жить отдельно и самостоятельно. Но даже в данном случае, особи продолжают поддерживать отношения с кланом. Насколько известно, воотлары носят свое имя, и приставляют к нему приставку с именем семьи и/или клана. Например: "Тосса, из семьи Гай, клана Джа" или "Чобид, из клана Рого", но при общении с пришельцами подобное сокращается до "Тосса Гай Джа" и "Чобид Рого". Для воотларов неприемлемы межвидовые отношения в любом виде. <text:s/></text:p>
      <text:p text:style-name="P1"/>
      <text:p text:style-name="P1">Юда - планета в системе BFS-02, третья от звезды HSTitS-2054 (или просто Титс-2054). Приблизительно 61% поверхности планеты занимает мировой океан, остальную часть поверхности занимают континенты и острова. На материках расположены реки, озера, подземные воды и льды. Внутренние области Юды достаточно активны и представлены мантией, окружающей твердое ядро. Форма - геоид. Подводная поверхность гористая, а поверхность не покрытая водой включает горы, равнины, плоскогорья, леса, степи и др. У Юды 5 спутников, двое из которых (G-2 и G-2b) состоят из газа, двое (G-1 и G-4) представлены скоплением минералов и последний (G-3) это скопление регенерирующей субстанции, похожей на лед. Все спутники являются источниками полезных ископаемых и активно используются воотларами. Так же рядом с планетой имеется крупный порт и транспортный центр, в котором располагается таможня. Вокруг планеты расположена сеть охранных и научных станций, к тому же поддерживающих сенсорный щит вокруг планеты от незваных гостей и нежелательных вторжений. Небо на Юде почти всегда окрашено скорее в фиолетовый оттенок, нежели в голубой. Днем видно две газовые луны, а ночью три других. Планета достаточно урбанизирована, хотя все еще в отдалении от городов встречаются относительно "дикие" поселения. Воотлары стараются минимизировать влияние технологий на внешнюю среду и содержать экологию в хорошем состоянии. Опасные и тяжелые производства они интенсивно изолируют от мест массового проживания народа и важных природных точек. На планете невообразимое множество флоры и фауны и воотлары стараются всячески оберегать большинство видов, даже опасны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1S</meta:editing-duration>
    <meta:editing-cycles>4</meta:editing-cycles>
    <meta:generator>LibreOffice/5.2.3.3$Windows_X86_64 LibreOffice_project/d54a8868f08a7b39642414cf2c8ef2f228f780cf</meta:generator>
    <dc:date>2017-02-24T23:56:47.337000000</dc:date>
    <meta:document-statistic meta:table-count="0" meta:image-count="0" meta:object-count="0" meta:page-count="4" meta:paragraph-count="24" meta:word-count="2163" meta:character-count="15236" meta:non-whitespace-character-count="13090"/>
    <meta:user-defined meta:name="Info 1"/>
    <meta:user-defined meta:name="Info 2"/>
    <meta:user-defined meta:name="Info 3"/>
    <meta:user-defined meta:name="Info 4"/>
  </office:meta>
</office:document-meta>
</file>